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dictionary.xml" manifest:media-type="text/xml"/>
  <manifest:file-entry manifest:full-path="Basic/Standard/document.xml" manifest:media-type="text/xml"/>
  <manifest:file-entry manifest:full-path="Basic/Standard/base___multiline_code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type___array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18:14:21.81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0T18:19:36.590000000</dc:date>
    <meta:editing-duration>PT4H55M7S</meta:editing-duration>
    <meta:editing-cycles>74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dictionar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type___array"/>
</library:library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
	'
	Dim a( 3 ) as Integer
	a( 1 ) = 100
	a( 2 ) = 20
	a( 3 ) = 3
	
	MsgBox( a( 1 ) + a( 2 ) + a( 3 ) )

End Sub



Sub type___array___declaration_2

	'
	' Index의 범위 조절 가능
	'
	Dim a( 0 to 2 ) as Integer
	a( 0 ) = 200
	a( 1 ) = 30
	a( 2 ) = 4
	
	MsgBox( a( 0 ) + a( 1 ) + a( 2 ) )

End Sub



Sub type___array___declaration_3

	'
	' 동적 배열
	'
	Dim a as Variant
	a = Array( 300, 20, 1 )
	
	MsgBox( a( 0 ) + a( 1 ) + a( 2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dictionary.xml><?xml version="1.0" encoding="utf-8"?>
<!DOCTYPE module  PUBLIC '-//OpenOffice.org//DTD OfficeDocument 1.0//EN'  'module.dtd'>
<script:module xmlns:script="http://openoffice.org/2000/script" script:name="type___dictionary" script:language="StarBasic" script:moduleType="normal">REM  *****  LibreOffice VBA  *****

Option Explicit

'
' REF : https://help.libreoffice.org/latest/ko/text/sbasic/shared/03/sf_dictionary.html
'

Sub type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


Sub type_string___Instr

	Dim s as String : s = "test string"	
	
	MsgBox( Instr( 1, s, "es" ) )

End Sub




Sub type_string___MultiByte

	Dim s as String : s = "한국어"	
	
	Dim b() As Byte : b = Left( s, 1 )
	b( 1 )
	
	MsgBox( b( 1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